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d38b" officeooo:paragraph-rsid="001dd38b"/>
    </style:style>
    <style:style style:name="P2" style:family="paragraph" style:parent-style-name="Standard">
      <style:text-properties style:font-name="Arial" officeooo:rsid="001e84a6" officeooo:paragraph-rsid="001e84a6"/>
    </style:style>
    <style:style style:name="P3" style:family="paragraph" style:parent-style-name="Standard">
      <style:text-properties style:font-name="Arial" officeooo:rsid="001f775b" officeooo:paragraph-rsid="001f775b"/>
    </style:style>
    <style:style style:name="P4" style:family="paragraph" style:parent-style-name="Standard">
      <style:text-properties style:font-name="Arial" officeooo:rsid="002223e8" officeooo:paragraph-rsid="002223e8"/>
    </style:style>
    <style:style style:name="P5" style:family="paragraph" style:parent-style-name="Standard">
      <style:text-properties style:font-name="Arial" officeooo:rsid="0022f42f" officeooo:paragraph-rsid="0022f42f"/>
    </style:style>
    <style:style style:name="P6" style:family="paragraph" style:parent-style-name="Standard">
      <style:text-properties officeooo:paragraph-rsid="002e8c12"/>
    </style:style>
    <style:style style:name="P7" style:family="paragraph" style:parent-style-name="Standard">
      <style:text-properties officeooo:paragraph-rsid="002e8c12"/>
    </style:style>
    <style:style style:name="T1" style:family="text">
      <style:text-properties officeooo:rsid="0024702e"/>
    </style:style>
    <style:style style:name="T2" style:family="text">
      <style:text-properties officeooo:rsid="002e8c12"/>
    </style:style>
    <style:style style:name="T3" style:family="text">
      <style:text-properties officeooo:rsid="0033f4e2"/>
    </style:style>
    <style:style style:name="T4" style:family="text">
      <style:text-properties officeooo:rsid="003b0372"/>
    </style:style>
    <style:style style:name="T5" style:family="text">
      <style:text-properties officeooo:rsid="003d8812"/>
    </style:style>
    <style:style style:name="T6" style:family="text">
      <style:text-properties officeooo:rsid="003ee891"/>
    </style:style>
    <style:style style:name="T7" style:family="text">
      <style:text-properties officeooo:rsid="00408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beits themen:</text:p>
      <text:p text:style-name="P2">Genetic Fingerprinting,</text:p>
      <text:p text:style-name="P3">Triesomie 21,</text:p>
      <text:p text:style-name="P3"/>
      <text:p text:style-name="P3"/>
      <text:p text:style-name="P4">PCR:</text:p>
      <text:p text:style-name="P5">1) DNA wird auf 95°c erhitzt, um DNA Stränge <text:span text:style-name="T1">zu teilen</text:span></text:p>
      <text:p text:style-name="Standard">2)</text:p>
      <text:p text:style-name="Standard"/>
      <text:p text:style-name="Standard"><text:span text:style-name="Source_20_Text">CCATTCTA</text:span><text:span text:style-name="Source_20_Text"><text:span text:style-name="T6">TA</text:span></text:span></text:p>
      <text:p text:style-name="P6"><text:span text:style-name="Source_20_Text"><text:span text:style-name="T3">ACT</text:span></text:span><text:span text:style-name="Source_20_Text"><text:span text:style-name="T2">GTCG</text:span></text:span><text:span text:style-name="Source_20_Text"><text:span text:style-name="T5">GAT</text:span></text:span><text:span text:style-name="Source_20_Text"><text:span text:style-name="T2"> / </text:span></text:span><text:span text:style-name="Source_20_Text"><text:span text:style-name="T7">T</text:span></text:span><text:span text:style-name="Source_20_Text"><text:span text:style-name="T4">GTCGGATAT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4:25:45.373000000</dc:date>
    <meta:editing-duration>PT1H6S</meta:editing-duration>
    <meta:editing-cycles>3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8" meta:word-count="23" meta:character-count="144" meta:non-whitespace-character-count="129"/>
  </office:meta>
</office:document-meta>
</file>